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3" style:family="paragraph" style:parent-style-name="Standard">
      <style:text-properties fo:font-style="normal" fo:font-weight="bold" officeooo:rsid="00368f1e" officeooo:paragraph-rsid="00368f1e" style:font-style-asian="normal" style:font-weight-asian="bold" style:font-style-complex="normal" style:font-weight-complex="bold"/>
    </style:style>
    <style:style style:name="P4"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5"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6"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7" style:family="paragraph" style:parent-style-name="Standard">
      <style:text-properties fo:font-style="normal" fo:font-weight="normal" officeooo:rsid="0032c17f" officeooo:paragraph-rsid="00350fa1" style:font-style-asian="normal" style:font-weight-asian="normal" style:font-style-complex="normal" style:font-weight-complex="normal"/>
    </style:style>
    <style:style style:name="P8" style:family="paragraph" style:parent-style-name="Standard">
      <style:text-properties fo:font-style="normal" fo:font-weight="normal" officeooo:rsid="0032c17f" officeooo:paragraph-rsid="0036670d" style:font-style-asian="normal" style:font-weight-asian="normal" style:font-style-complex="normal" style:font-weight-complex="normal"/>
    </style:style>
    <style:style style:name="P9"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10" style:family="paragraph" style:parent-style-name="Standard">
      <style:text-properties fo:font-style="normal" fo:font-weight="normal" officeooo:rsid="00368f1e" officeooo:paragraph-rsid="00368f1e" style:font-style-asian="normal" style:font-weight-asian="normal" style:font-style-complex="normal" style:font-weight-complex="normal"/>
    </style:style>
    <style:style style:name="P11" style:family="paragraph" style:parent-style-name="Standard">
      <style:text-properties fo:font-style="normal" fo:font-weight="normal" officeooo:rsid="0038cd5c" officeooo:paragraph-rsid="0038cd5c" style:font-style-asian="normal" style:font-weight-asian="normal" style:font-style-complex="normal" style:font-weight-complex="normal"/>
    </style:style>
    <style:style style:name="P12"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13"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14" style:family="paragraph" style:parent-style-name="Standard">
      <style:text-properties fo:font-style="normal" fo:font-weight="normal" officeooo:rsid="003e8d6a" officeooo:paragraph-rsid="003e8d6a" style:font-style-asian="normal" style:font-weight-asian="normal" style:font-style-complex="normal" style:font-weight-complex="normal"/>
    </style:style>
    <style:style style:name="P15"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16"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17" style:family="paragraph" style:parent-style-name="Standard">
      <style:text-properties officeooo:rsid="00463b16" officeooo:paragraph-rsid="00463b16"/>
    </style:style>
    <style:style style:name="P18" style:family="paragraph" style:parent-style-name="Standard">
      <style:text-properties officeooo:rsid="004b6359" officeooo:paragraph-rsid="004b6359"/>
    </style:style>
    <style:style style:name="P19" style:family="paragraph" style:parent-style-name="Standard">
      <style:text-properties officeooo:rsid="004e253a" officeooo:paragraph-rsid="004e253a"/>
    </style:style>
    <style:style style:name="P20" style:family="paragraph" style:parent-style-name="Standard">
      <style:text-properties fo:font-weight="bold" officeooo:rsid="00508d73" officeooo:paragraph-rsid="00508d73" style:font-weight-asian="bold" style:font-weight-complex="bold"/>
    </style:style>
    <style:style style:name="P21" style:family="paragraph" style:parent-style-name="Standard">
      <style:text-properties fo:font-weight="bold" officeooo:rsid="00508d73" officeooo:paragraph-rsid="0051c576" style:font-weight-asian="bold" style:font-weight-complex="bold"/>
    </style:style>
    <style:style style:name="P22" style:family="paragraph" style:parent-style-name="Standard">
      <style:text-properties fo:font-weight="bold" officeooo:rsid="0052de74" officeooo:paragraph-rsid="0052de74" style:font-weight-asian="bold" style:font-weight-complex="bold"/>
    </style:style>
    <style:style style:name="P23" style:family="paragraph" style:parent-style-name="Standard">
      <style:text-properties fo:font-weight="bold" officeooo:rsid="0061a6cd" officeooo:paragraph-rsid="0061a6cd" style:font-weight-asian="bold" style:font-weight-complex="bold"/>
    </style:style>
    <style:style style:name="P24" style:family="paragraph" style:parent-style-name="Standard">
      <style:text-properties fo:font-weight="bold" officeooo:rsid="0064af07" officeooo:paragraph-rsid="0064af07" style:font-weight-asian="bold" style:font-weight-complex="bold"/>
    </style:style>
    <style:style style:name="P25" style:family="paragraph" style:parent-style-name="Standard">
      <style:text-properties fo:font-weight="bold" officeooo:rsid="0066c266" officeooo:paragraph-rsid="0066c266" style:font-weight-asian="bold" style:font-weight-complex="bold"/>
    </style:style>
    <style:style style:name="P26" style:family="paragraph" style:parent-style-name="Standard">
      <style:text-properties fo:font-weight="bold" officeooo:rsid="00681dc2" officeooo:paragraph-rsid="00681dc2" style:font-weight-asian="bold" style:font-weight-complex="bold"/>
    </style:style>
    <style:style style:name="P27" style:family="paragraph" style:parent-style-name="Standard">
      <style:text-properties fo:font-weight="bold" officeooo:rsid="0068daf0" officeooo:paragraph-rsid="006a5548" style:font-weight-asian="bold" style:font-weight-complex="bold"/>
    </style:style>
    <style:style style:name="P28" style:family="paragraph" style:parent-style-name="Standard">
      <style:text-properties fo:font-weight="bold" officeooo:rsid="006c15ce" officeooo:paragraph-rsid="006c15ce" style:font-weight-asian="bold" style:font-weight-complex="bold"/>
    </style:style>
    <style:style style:name="P29" style:family="paragraph" style:parent-style-name="Standard">
      <style:text-properties fo:font-weight="bold" officeooo:rsid="006c15ce" officeooo:paragraph-rsid="0070a54b" style:font-weight-asian="bold" style:font-weight-complex="bold"/>
    </style:style>
    <style:style style:name="P30" style:family="paragraph" style:parent-style-name="Standard">
      <style:text-properties fo:font-weight="bold" officeooo:rsid="005ceb16" officeooo:paragraph-rsid="007a8619" style:font-weight-asian="bold" style:font-weight-complex="bold"/>
    </style:style>
    <style:style style:name="P31" style:family="paragraph" style:parent-style-name="Standard">
      <style:text-properties fo:font-weight="bold" officeooo:rsid="0071b032" officeooo:paragraph-rsid="0071b032" style:font-weight-asian="bold" style:font-weight-complex="bold"/>
    </style:style>
    <style:style style:name="P32" style:family="paragraph" style:parent-style-name="Standard">
      <style:text-properties fo:font-weight="bold" officeooo:rsid="007c913b" officeooo:paragraph-rsid="007d545d" style:font-weight-asian="bold" style:font-weight-complex="bold"/>
    </style:style>
    <style:style style:name="P33" style:family="paragraph" style:parent-style-name="Standard">
      <style:text-properties fo:font-weight="bold" officeooo:rsid="007d545d" officeooo:paragraph-rsid="007d545d" style:font-weight-asian="bold" style:font-weight-complex="bold"/>
    </style:style>
    <style:style style:name="P34" style:family="paragraph" style:parent-style-name="Standard">
      <style:text-properties fo:font-weight="bold" officeooo:rsid="00886f3a" officeooo:paragraph-rsid="00886f3a" style:font-weight-asian="bold" style:font-weight-complex="bold"/>
    </style:style>
    <style:style style:name="P35" style:family="paragraph" style:parent-style-name="Standard">
      <style:text-properties fo:font-weight="bold" officeooo:rsid="0089ea48" officeooo:paragraph-rsid="0089ea48" style:font-weight-asian="bold" style:font-weight-complex="bold"/>
    </style:style>
    <style:style style:name="P36" style:family="paragraph" style:parent-style-name="Standard">
      <style:text-properties fo:font-weight="normal" officeooo:rsid="00517150" officeooo:paragraph-rsid="0052de74" style:font-weight-asian="normal" style:font-weight-complex="normal"/>
    </style:style>
    <style:style style:name="P37" style:family="paragraph" style:parent-style-name="Standard">
      <style:text-properties fo:font-weight="normal" officeooo:rsid="005a080a" officeooo:paragraph-rsid="005a080a" style:font-weight-asian="normal" style:font-weight-complex="normal"/>
    </style:style>
    <style:style style:name="P38" style:family="paragraph" style:parent-style-name="Standard">
      <style:text-properties fo:font-weight="normal" officeooo:rsid="005e2668" officeooo:paragraph-rsid="005e2668" style:font-weight-asian="normal" style:font-weight-complex="normal"/>
    </style:style>
    <style:style style:name="P39" style:family="paragraph" style:parent-style-name="Standard">
      <style:text-properties fo:font-weight="normal" officeooo:rsid="005e2668" officeooo:paragraph-rsid="0071b032" style:font-weight-asian="normal" style:font-weight-complex="normal"/>
    </style:style>
    <style:style style:name="P40" style:family="paragraph" style:parent-style-name="Standard">
      <style:text-properties fo:font-weight="normal" officeooo:rsid="005f37ac" officeooo:paragraph-rsid="005f37ac" style:font-weight-asian="normal" style:font-weight-complex="normal"/>
    </style:style>
    <style:style style:name="P41" style:family="paragraph" style:parent-style-name="Standard">
      <style:text-properties fo:font-weight="normal" officeooo:rsid="0061a6cd" officeooo:paragraph-rsid="0061a6cd" style:font-weight-asian="normal" style:font-weight-complex="normal"/>
    </style:style>
    <style:style style:name="P42" style:family="paragraph" style:parent-style-name="Standard">
      <style:text-properties fo:font-weight="normal" officeooo:rsid="006299f2" officeooo:paragraph-rsid="006299f2" style:font-weight-asian="normal" style:font-weight-complex="normal"/>
    </style:style>
    <style:style style:name="P43" style:family="paragraph" style:parent-style-name="Standard">
      <style:text-properties fo:font-weight="normal" officeooo:rsid="006625a7" officeooo:paragraph-rsid="006625a7" style:font-weight-asian="normal" style:font-weight-complex="normal"/>
    </style:style>
    <style:style style:name="P44" style:family="paragraph" style:parent-style-name="Standard">
      <style:text-properties fo:font-weight="normal" officeooo:rsid="0066c266" officeooo:paragraph-rsid="0066c266" style:font-weight-asian="normal" style:font-weight-complex="normal"/>
    </style:style>
    <style:style style:name="P45" style:family="paragraph" style:parent-style-name="Standard">
      <style:text-properties fo:font-weight="normal" officeooo:rsid="005bda96" officeooo:paragraph-rsid="005bda96" style:font-weight-asian="normal" style:font-weight-complex="normal"/>
    </style:style>
    <style:style style:name="P46" style:family="paragraph" style:parent-style-name="Standard">
      <style:text-properties fo:font-weight="normal" officeooo:rsid="00712b65" officeooo:paragraph-rsid="00712b65" style:font-weight-asian="normal" style:font-weight-complex="normal"/>
    </style:style>
    <style:style style:name="P47" style:family="paragraph" style:parent-style-name="Standard">
      <style:text-properties fo:font-weight="normal" officeooo:rsid="0071b032" officeooo:paragraph-rsid="0071b032" style:font-weight-asian="normal" style:font-weight-complex="normal"/>
    </style:style>
    <style:style style:name="P48" style:family="paragraph" style:parent-style-name="Standard">
      <style:text-properties fo:font-weight="normal" officeooo:rsid="006db069" officeooo:paragraph-rsid="0070a54b" style:font-weight-asian="normal" style:font-weight-complex="normal"/>
    </style:style>
    <style:style style:name="P49" style:family="paragraph" style:parent-style-name="Standard">
      <style:text-properties fo:font-weight="normal" officeooo:rsid="007c913b" officeooo:paragraph-rsid="007c913b" style:font-weight-asian="normal" style:font-weight-complex="normal"/>
    </style:style>
    <style:style style:name="P50" style:family="paragraph" style:parent-style-name="Standard">
      <style:text-properties fo:font-weight="normal" officeooo:rsid="0082aa42" officeooo:paragraph-rsid="0082aa42" style:font-weight-asian="normal" style:font-weight-complex="normal"/>
    </style:style>
    <style:style style:name="P51" style:family="paragraph" style:parent-style-name="Standard">
      <style:text-properties fo:font-weight="normal" officeooo:rsid="007d545d" officeooo:paragraph-rsid="007d545d" style:font-weight-asian="normal" style:font-weight-complex="normal"/>
    </style:style>
    <style:style style:name="P52" style:family="paragraph" style:parent-style-name="Standard">
      <style:text-properties fo:font-weight="normal" officeooo:rsid="00886f3a" officeooo:paragraph-rsid="0089b7d7" style:font-weight-asian="normal" style:font-weight-complex="normal"/>
    </style:style>
    <style:style style:name="P53" style:family="paragraph" style:parent-style-name="Standard">
      <style:text-properties fo:font-weight="normal" officeooo:rsid="00713bb2" fo:background-color="transparent" style:font-weight-asian="normal" style:font-weight-complex="normal"/>
    </style:style>
    <style:style style:name="P54"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55"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56"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57"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58"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59"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60"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61"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62"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63"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64" style:family="paragraph" style:parent-style-name="Standard">
      <style:text-properties officeooo:paragraph-rsid="007a8619"/>
    </style:style>
    <style:style style:name="P65" style:family="paragraph" style:parent-style-name="Standard" style:list-style-name="L1">
      <style:text-properties fo:font-size="14pt" fo:font-weight="bold" officeooo:rsid="0074561c" officeooo:paragraph-rsid="0074561c" style:font-size-asian="14pt" style:font-weight-asian="bold" style:font-size-complex="14pt" style:font-weight-complex="bold"/>
    </style:style>
    <style:style style:name="P66" style:family="paragraph" style:parent-style-name="Standard">
      <style:text-properties fo:font-size="14pt" fo:font-weight="bold" officeooo:rsid="008e282d" officeooo:paragraph-rsid="0090b5b9" style:font-size-asian="14pt" style:font-weight-asian="bold" style:font-size-complex="14pt" style:font-weight-complex="bold"/>
    </style:style>
    <style:style style:name="P67" style:family="paragraph" style:parent-style-name="Standard">
      <style:text-properties fo:font-weight="normal" officeooo:rsid="006a5548" officeooo:paragraph-rsid="006a5548" style:font-weight-asian="normal" style:font-weight-complex="normal"/>
    </style:style>
    <style:style style:name="P68" style:family="paragraph" style:parent-style-name="Standard">
      <style:text-properties fo:font-weight="normal" officeooo:rsid="007317e5" officeooo:paragraph-rsid="007317e5" style:font-weight-asian="normal" style:font-weight-complex="normal"/>
    </style:style>
    <style:style style:name="P69" style:family="paragraph" style:parent-style-name="Standard" style:list-style-name="L2">
      <style:text-properties fo:font-weight="normal" officeooo:rsid="008cc6da" officeooo:paragraph-rsid="008cc6da" style:font-weight-asian="normal" style:font-weight-complex="normal"/>
    </style:style>
    <style:style style:name="P70" style:family="paragraph" style:parent-style-name="Standard">
      <style:text-properties fo:font-weight="normal" officeooo:rsid="008dd223" officeooo:paragraph-rsid="008dd223" style:font-weight-asian="normal" style:font-weight-complex="normal"/>
    </style:style>
    <style:style style:name="P71" style:family="paragraph" style:parent-style-name="Standard">
      <style:text-properties fo:font-weight="normal" officeooo:rsid="007a8619" officeooo:paragraph-rsid="007a8619" style:font-weight-asian="normal" style:font-weight-complex="normal"/>
    </style:style>
    <style:style style:name="P72" style:family="paragraph" style:parent-style-name="Standard">
      <style:text-properties fo:font-weight="normal" officeooo:rsid="008e282d" officeooo:paragraph-rsid="0090b5b9" style:font-weight-asian="normal" style:font-weight-complex="normal"/>
    </style:style>
    <style:style style:name="P73" style:family="paragraph" style:parent-style-name="Standard">
      <style:text-properties fo:font-weight="normal" officeooo:rsid="00567515" officeooo:paragraph-rsid="003abf4e" style:font-weight-asian="normal" style:font-weight-complex="normal"/>
    </style:style>
    <style:style style:name="P74" style:family="paragraph" style:parent-style-name="Standard">
      <style:text-properties fo:font-weight="normal" officeooo:rsid="003cb759" officeooo:paragraph-rsid="003cb759" style:font-weight-asian="normal" style:font-weight-complex="normal"/>
    </style:style>
    <style:style style:name="P75" style:family="paragraph" style:parent-style-name="Standard">
      <style:text-properties fo:font-weight="bold" officeooo:rsid="00214047" officeooo:paragraph-rsid="00214047" style:font-weight-asian="bold" style:font-weight-complex="bold"/>
    </style:style>
    <style:style style:name="P76"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77"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78"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79"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80"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81"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82" style:family="paragraph" style:parent-style-name="Standard">
      <style:text-properties fo:font-size="12pt" fo:font-style="normal" fo:font-weight="normal" officeooo:rsid="009863e7" officeooo:paragraph-rsid="009863e7" style:font-size-asian="10.5pt" style:font-style-asian="normal" style:font-weight-asian="normal" style:font-size-complex="12pt" style:font-style-complex="normal" style:font-weight-complex="normal"/>
    </style:style>
    <style:style style:name="P83" style:family="paragraph" style:parent-style-name="Standard" style:list-style-name="L3">
      <style:text-properties officeooo:paragraph-rsid="008e282d"/>
    </style:style>
    <style:style style:name="P84" style:family="paragraph" style:parent-style-name="Standard" style:list-style-name="L3">
      <style:text-properties officeooo:rsid="008e282d" officeooo:paragraph-rsid="008e282d"/>
    </style:style>
    <style:style style:name="P85" style:family="paragraph" style:parent-style-name="Standard">
      <style:text-properties officeooo:rsid="008e282d" officeooo:paragraph-rsid="008e282d"/>
    </style:style>
    <style:style style:name="P86" style:family="paragraph" style:parent-style-name="Standard">
      <style:text-properties officeooo:rsid="008e282d" officeooo:paragraph-rsid="0090b5b9"/>
    </style:style>
    <style:style style:name="P87" style:family="paragraph" style:parent-style-name="Standard">
      <style:text-properties officeooo:rsid="00214047" officeooo:paragraph-rsid="009863e7"/>
    </style:style>
    <style:style style:name="P88" style:family="paragraph" style:parent-style-name="Standard">
      <style:text-properties officeooo:rsid="00214047" officeooo:paragraph-rsid="00214047"/>
    </style:style>
    <style:style style:name="P89" style:family="paragraph" style:parent-style-name="Standard">
      <style:text-properties fo:font-style="normal" officeooo:rsid="0024ca31" officeooo:paragraph-rsid="0024ca31" style:font-style-asian="normal" style:font-style-complex="normal"/>
    </style:style>
    <style:style style:name="P90" style:family="paragraph" style:parent-style-name="Standard">
      <style:text-properties fo:font-style="normal" officeooo:rsid="009863e7" officeooo:paragraph-rsid="009863e7" style:font-style-asian="normal" style:font-style-complex="normal"/>
    </style:style>
    <style:style style:name="P91" style:family="paragraph" style:parent-style-name="Standard">
      <style:text-properties fo:font-style="normal" officeooo:rsid="0026c3cd" officeooo:paragraph-rsid="009863e7" style:font-style-asian="normal" style:font-style-complex="normal"/>
    </style:style>
    <style:style style:name="P92" style:family="paragraph" style:parent-style-name="Standard">
      <style:text-properties fo:font-style="normal" officeooo:rsid="002fb19f" officeooo:paragraph-rsid="009863e7" style:font-style-asian="normal" style:font-style-complex="normal"/>
    </style:style>
    <style:style style:name="P93" style:family="paragraph" style:parent-style-name="Standard">
      <style:text-properties fo:font-style="normal" officeooo:rsid="002ea90a" officeooo:paragraph-rsid="009863e7" style:font-style-asian="normal" style:font-style-complex="normal"/>
    </style:style>
    <style:style style:name="P94"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95"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96"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97"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98"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99"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100"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101"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102"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03"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04"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05"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06"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107" style:family="paragraph" style:parent-style-name="Standard">
      <style:text-properties fo:font-style="normal" fo:font-weight="normal" officeooo:rsid="003e8d6a" officeooo:paragraph-rsid="009953a1" style:font-style-asian="normal" style:font-weight-asian="normal" style:font-style-complex="normal" style:font-weight-complex="normal"/>
    </style:style>
    <style:style style:name="P108"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109" style:family="paragraph" style:parent-style-name="Standard">
      <style:text-properties officeooo:rsid="00463b16" officeooo:paragraph-rsid="00463b16"/>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5" style:family="text">
      <style:text-properties fo:font-style="italic" fo:font-weight="normal" officeooo:rsid="007a8619" style:font-style-asian="italic" style:font-weight-asian="normal" style:font-style-complex="italic"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90b5b9"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font-weight-complex="bold"/>
    </style:style>
    <style:style style:name="T10" style:family="text">
      <style:text-properties fo:font-weight="bold" officeooo:rsid="002fb19f" style:font-weight-asian="bold" style:font-weight-complex="bold"/>
    </style:style>
    <style:style style:name="T11" style:family="text">
      <style:text-properties fo:font-weight="bold" officeooo:rsid="0071b032" style:font-weight-asian="bold" style:font-weight-complex="bold"/>
    </style:style>
    <style:style style:name="T12" style:family="text">
      <style:text-properties fo:font-weight="bold" officeooo:rsid="00886f3a" style:font-weight-asian="bold" style:font-weight-complex="bold"/>
    </style:style>
    <style:style style:name="T13" style:family="text">
      <style:text-properties fo:font-weight="bold" officeooo:rsid="0089ea48" style:font-weight-asian="bold" style:font-weight-complex="bold"/>
    </style:style>
    <style:style style:name="T14" style:family="text">
      <style:text-properties fo:font-weight="bold" officeooo:rsid="008e282d" style:font-weight-asian="bold" style:font-weight-complex="bold"/>
    </style:style>
    <style:style style:name="T15" style:family="text">
      <style:text-properties fo:font-weight="bold" officeooo:rsid="009863e7" style:font-weight-asian="bold" style:font-weight-complex="bold"/>
    </style:style>
    <style:style style:name="T16" style:family="text">
      <style:text-properties fo:font-weight="bold" officeooo:rsid="005ceb16" fo:background-color="transparent" loext:char-shading-value="0" style:font-weight-asian="bold" style:font-weight-complex="bold"/>
    </style:style>
    <style:style style:name="T17" style:family="text">
      <style:text-properties officeooo:rsid="00350fa1"/>
    </style:style>
    <style:style style:name="T18" style:family="text">
      <style:text-properties officeooo:rsid="003759fd"/>
    </style:style>
    <style:style style:name="T19" style:family="text">
      <style:text-properties officeooo:rsid="0038cd5c"/>
    </style:style>
    <style:style style:name="T20" style:family="text">
      <style:text-properties officeooo:rsid="003978c9"/>
    </style:style>
    <style:style style:name="T21" style:family="text">
      <style:text-properties officeooo:rsid="003abf4e"/>
    </style:style>
    <style:style style:name="T22" style:family="text">
      <style:text-properties officeooo:rsid="003f829e"/>
    </style:style>
    <style:style style:name="T23" style:family="text">
      <style:text-properties fo:font-weight="normal" style:font-weight-asian="normal" style:font-weight-complex="normal"/>
    </style:style>
    <style:style style:name="T24" style:family="text">
      <style:text-properties fo:font-weight="normal" officeooo:rsid="00517150" style:font-weight-asian="normal" style:font-weight-complex="normal"/>
    </style:style>
    <style:style style:name="T25" style:family="text">
      <style:text-properties fo:font-weight="normal" officeooo:rsid="006625a7" style:font-weight-asian="normal" style:font-weight-complex="normal"/>
    </style:style>
    <style:style style:name="T26" style:family="text">
      <style:text-properties fo:font-weight="normal" officeooo:rsid="006a5548" style:font-weight-asian="normal" style:font-weight-complex="normal"/>
    </style:style>
    <style:style style:name="T27" style:family="text">
      <style:text-properties fo:font-weight="normal" officeooo:rsid="006c7e6f" style:font-weight-asian="normal" style:font-weight-complex="normal"/>
    </style:style>
    <style:style style:name="T28" style:family="text">
      <style:text-properties fo:font-weight="normal" officeooo:rsid="006db069" style:font-weight-asian="normal" style:font-weight-complex="normal"/>
    </style:style>
    <style:style style:name="T29" style:family="text">
      <style:text-properties fo:font-weight="normal" officeooo:rsid="0070a54b" style:font-weight-asian="normal" style:font-weight-complex="normal"/>
    </style:style>
    <style:style style:name="T30" style:family="text">
      <style:text-properties fo:font-weight="normal" officeooo:rsid="00712b65" style:font-weight-asian="normal" style:font-weight-complex="normal"/>
    </style:style>
    <style:style style:name="T31" style:family="text">
      <style:text-properties fo:font-weight="normal" officeooo:rsid="005ceb16" style:font-weight-asian="normal" style:font-weight-complex="normal"/>
    </style:style>
    <style:style style:name="T32" style:family="text">
      <style:text-properties fo:font-weight="normal" officeooo:rsid="007a8619" style:font-weight-asian="normal" style:font-weight-complex="normal"/>
    </style:style>
    <style:style style:name="T33" style:family="text">
      <style:text-properties fo:font-weight="normal" officeooo:rsid="007d545d" style:font-weight-asian="normal" style:font-weight-complex="normal"/>
    </style:style>
    <style:style style:name="T34" style:family="text">
      <style:text-properties fo:font-weight="normal" officeooo:rsid="009863e7" style:font-weight-asian="normal" style:font-weight-complex="normal"/>
    </style:style>
    <style:style style:name="T35" style:family="text">
      <style:text-properties fo:font-weight="normal" officeooo:rsid="0040eae7" style:font-weight-asian="normal" style:font-weight-complex="normal"/>
    </style:style>
    <style:style style:name="T36" style:family="text">
      <style:text-properties fo:font-weight="normal" officeooo:rsid="005ceb16" fo:background-color="#ffff00" loext:char-shading-value="0" style:font-weight-asian="normal" style:font-weight-complex="normal"/>
    </style:style>
    <style:style style:name="T37" style:family="text">
      <style:text-properties fo:font-weight="normal" officeooo:rsid="00712b65" fo:background-color="#ffff00" loext:char-shading-value="0" style:font-weight-asian="normal" style:font-weight-complex="normal"/>
    </style:style>
    <style:style style:name="T38" style:family="text">
      <style:text-properties fo:font-weight="normal" officeooo:rsid="00712b65" fo:background-color="transparent" loext:char-shading-value="0" style:font-weight-asian="normal" style:font-weight-complex="normal"/>
    </style:style>
    <style:style style:name="T39" style:family="text">
      <style:text-properties fo:font-weight="normal" officeooo:rsid="00713bb2" fo:background-color="transparent" loext:char-shading-value="0" style:font-weight-asian="normal" style:font-weight-complex="normal"/>
    </style:style>
    <style:style style:name="T40" style:family="text">
      <style:text-properties fo:font-weight="normal" officeooo:rsid="007a8619" fo:background-color="transparent" loext:char-shading-value="0" style:font-weight-asian="normal" style:font-weight-complex="normal"/>
    </style:style>
    <style:style style:name="T41" style:family="text">
      <style:text-properties fo:font-weight="normal" officeooo:rsid="007aadf7" fo:background-color="transparent" loext:char-shading-value="0" style:font-weight-asian="normal" style:font-weight-complex="normal"/>
    </style:style>
    <style:style style:name="T42" style:family="text">
      <style:text-properties fo:font-weight="normal" officeooo:rsid="0086537a" fo:background-color="transparent" loext:char-shading-value="0" style:font-weight-asian="normal" style:font-weight-complex="normal"/>
    </style:style>
    <style:style style:name="T43" style:family="text">
      <style:text-properties officeooo:rsid="00517150"/>
    </style:style>
    <style:style style:name="T44" style:family="text">
      <style:text-properties officeooo:rsid="00712b65"/>
    </style:style>
    <style:style style:name="T45" style:family="text">
      <style:text-properties officeooo:rsid="00713bb2"/>
    </style:style>
    <style:style style:name="T46" style:family="text">
      <style:text-properties fo:background-color="#ffff66" loext:char-shading-value="0"/>
    </style:style>
    <style:style style:name="T47" style:family="text">
      <style:text-properties officeooo:rsid="00760aa8"/>
    </style:style>
    <style:style style:name="T48" style:family="text">
      <style:text-properties fo:background-color="transparent" loext:char-shading-value="0"/>
    </style:style>
    <style:style style:name="T49" style:family="text">
      <style:text-properties officeooo:rsid="007aadf7" fo:background-color="transparent" loext:char-shading-value="0"/>
    </style:style>
    <style:style style:name="T50" style:family="text">
      <style:text-properties officeooo:rsid="008e4d15" fo:background-color="transparent" loext:char-shading-value="0"/>
    </style:style>
    <style:style style:name="T51"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9953a1" style:font-style-asian="normal" style:font-style-complex="normal"/>
    </style:style>
    <style:style style:name="T54" style:family="text">
      <style:text-properties officeooo:rsid="00804b09"/>
    </style:style>
    <style:style style:name="T55" style:family="text">
      <style:text-properties officeooo:rsid="0087cb23"/>
    </style:style>
    <style:style style:name="T56" style:family="text">
      <style:text-properties officeooo:rsid="00886f3a"/>
    </style:style>
    <style:style style:name="T57" style:family="text">
      <style:text-properties officeooo:rsid="0089b7d7"/>
    </style:style>
    <style:style style:name="T58" style:family="text">
      <style:text-properties officeooo:rsid="008cc6da"/>
    </style:style>
    <style:style style:name="T59" style:family="text">
      <style:text-properties officeooo:rsid="008dd223"/>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8e057d" style:font-size-asian="10.5pt" style:font-weight-asian="normal" style:font-size-complex="12pt" style:font-weight-complex="normal"/>
    </style:style>
    <style:style style:name="T62" style:family="text">
      <style:text-properties fo:font-size="12pt" fo:font-weight="normal" officeooo:rsid="008e282d" style:font-size-asian="10.5pt" style:font-weight-asian="normal" style:font-size-complex="12pt" style:font-weight-complex="normal"/>
    </style:style>
    <style:style style:name="T63" style:family="text">
      <style:text-properties fo:font-size="12pt" fo:font-weight="normal" officeooo:rsid="00903cf7" style:font-size-asian="10.5pt" style:font-weight-asian="normal" style:font-size-complex="12pt" style:font-weight-complex="normal"/>
    </style:style>
    <style:style style:name="T64" style:family="text">
      <style:text-properties fo:font-size="12pt" fo:font-weight="normal" officeooo:rsid="0090b5b9" style:font-size-asian="10.5pt" style:font-weight-asian="normal" style:font-size-complex="12pt" style:font-weight-complex="normal"/>
    </style:style>
    <style:style style:name="T65" style:family="text">
      <style:text-properties fo:font-size="12pt" fo:font-weight="bold" style:font-size-asian="10.5pt" style:font-weight-asian="bold" style:font-size-complex="12pt" style:font-weight-complex="bold"/>
    </style:style>
    <style:style style:name="T66" style:family="text">
      <style:text-properties fo:font-size="12pt" fo:font-weight="bold" officeooo:rsid="0090b5b9" style:font-size-asian="10.5pt" style:font-weight-asian="bold" style:font-size-complex="12pt" style:font-weight-complex="bold"/>
    </style:style>
    <style:style style:name="T67" style:family="text">
      <style:text-properties fo:font-size="12pt" officeooo:rsid="0090b5b9" style:font-size-asian="10.5pt" style:font-size-complex="12pt"/>
    </style:style>
    <style:style style:name="T68" style:family="text">
      <style:text-properties officeooo:rsid="0090b5b9"/>
    </style:style>
    <style:style style:name="T69" style:family="text">
      <style:text-properties officeooo:rsid="00925890"/>
    </style:style>
    <style:style style:name="T70" style:family="text">
      <style:text-properties officeooo:rsid="0092c36d"/>
    </style:style>
    <style:style style:name="T71" style:family="text">
      <style:text-properties officeooo:rsid="009863e7"/>
    </style:style>
    <style:style style:name="T72" style:family="text">
      <style:text-properties officeooo:rsid="0025166d"/>
    </style:style>
    <style:style style:name="T73" style:family="text">
      <style:text-properties officeooo:rsid="009953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ask from Andre </text:p>
      <text:p text:style-name="P1">Continue implementinrg project wich started Andrius Versockas. </text:p>
      <text:p text:style-name="P1"><text:s/><text:span text:style-name="T73">And complete left tasks from latest development: </text:span></text:p>
      <text:p text:style-name="P1"/>
      <text:p text:style-name="P107"><text:s/>Add Multiple root files support. Suggestion: create an object to store: filename =&gt; keylist.</text:p>
      <text:p text:style-name="P107"><text:s text:c="4"/>Figure a way out to support root files with "RooWorkspace". Suggestion: Update JSRootIO to the newest version when possible, maybe support will be added.</text:p>
      <text:p text:style-name="P107"><text:s text:c="4"/>Add "Configuration" to application, to adjust settings e.g. "MASS" parameter.</text:p>
      <text:p text:style-name="P107"><text:s text:c="4"/>Redo "3 in 1" drawing from HStack to Custom.</text:p>
      <text:p text:style-name="P107"><text:s text:c="4"/>Redo "3 in 1" plot loading from ALL to ON SELECTED.</text:p>
      <text:p text:style-name="P107"><text:s text:c="4"/>Improve datacardShapeMap parser.</text:p>
      <text:p text:style-name="P107"><text:s text:c="4"/>Fix environment for Datacard.py and DatacardParser.py.</text:p>
      <text:p text:style-name="P107"><text:s text:c="4"/>Add "Others" dialog in nuissances menu.</text:p>
      <text:p text:style-name="P107"><text:s text:c="4"/>Improve current search, to search/sort by bin/proccess/nuissance.</text:p>
      <text:p text:style-name="P107"><text:s text:c="4"/>Add Server uploader response to the client.</text:p>
      <text:p text:style-name="P107"><text:s text:c="4"/>Add smartlinks for datacards.</text:p>
      <text:p text:style-name="P107"><text:s text:c="4"/><text:span text:style-name="T22">Improve Andrius documentation.</text:span></text:p>
      <text:p text:style-name="P1"/>
      <text:p text:style-name="P87"><text:s/><text:span text:style-name="T15">Plans(07/01 ~ ?)</text:span></text:p>
      <text:p text:style-name="P87"><text:span text:style-name="T15"><text:s text:c="2"/></text:span>First Task for me this week will be to understend how everithing works. </text:p>
      <text:p text:style-name="P1"><text:span text:style-name="T71">Last developer </text:span>has an application package were locates JS, Pyhon, HTML, CSS <text:span text:style-name="T71">+ lib's and unknown JS, Python frameworks</text:span>.</text:p>
      <text:p text:style-name="P89"/>
      <text:p text:style-name="P95">Workflow</text:p>
      <text:p text:style-name="P90"><text:span text:style-name="T23">Configured /afs to get to <text:s/></text:span><text:span text:style-name="T72">Datacards + root file Examples /afs/cern.ch/user/g/gpetrucc/public/CMSDAS-2014-CERN-cards.tar.gz</text:span></text:p>
      <text:p text:style-name="P91"><text:span text:style-name="T10">afs</text:span></text:p>
      <text:p text:style-name="P93">etc/rb5-config</text:p>
      <text:p text:style-name="P92">$ kinit user@CERN.CH <text:s text:c="4"/># get kerberos ticket</text:p>
      <text:p text:style-name="P92"><text:span text:style-name="T23">$ aklog <text:s text:c="17"/># login to AFS cell</text:span></text:p>
      <text:p text:style-name="P90"/>
      <text:p text:style-name="P99"/>
      <text:p text:style-name="P2">Starting <text:span text:style-name="T71">understanding</text:span> ROOT: </text:p>
      <text:p text:style-name="P100"><text:s text:c="2"/>ROOT is a framework for data processing. </text:p>
      <text:p text:style-name="P101"><text:s text:c="2"/>Some rosources from root.cern.ch give me Tutorial with ROOT configuration on PC.</text:p>
      <text:p text:style-name="P4"/>
      <text:p text:style-name="P4"><text:s text:c="2"/>I<text:span text:style-name="T9">nstall</text:span><text:span text:style-name="T15">ed</text:span> Oracle VM VirtualBox <text:span text:style-name="T71"><text:s/>https://www.virtualbox.org/wiki/Downloads</text:span></text:p>
      <text:p text:style-name="P104"><text:span text:style-name="T9"><text:s text:c="2"/>Run</text:span> ROOT6 on VM </text:p>
      <text:p text:style-name="P5"><text:s text:c="2"/><text:a xlink:type="simple" xlink:href="http://cernvm.cern.ch/releases/ROOT%206.ova">http://cernvm.cern.ch/releases/ROOT%206.ova</text:a></text:p>
      <text:p text:style-name="P103"/>
      <text:p text:style-name="P96">First run ROOT </text:p>
      <text:p text:style-name="P6"><text:s text:c="2"/>TFile::Open("<text:a xlink:type="simple" xlink:href="http://lcg-heppkg.web.cern.ch/lcg-heppkg/ROOT/eventdata.root">http://lcg-heppkg.web.cern.ch/lcg-heppkg/ROOT/eventdata.root</text:a>");</text:p>
      <text:p text:style-name="P6"/>
      <text:p text:style-name="P98"><text:s/>Thing that I touched for first few weeks <text:span text:style-name="T35"><text:s/></text:span></text:p>
      <text:p text:style-name="P9">Study ROOT </text:p>
      <text:p text:style-name="P9">Create Virtual Machine <text:span text:style-name="T21">and</text:span> run ROOT on it </text:p>
      <text:p text:style-name="P9"><text:span text:style-name="T73">Run</text:span> Andrius project <text:span text:style-name="T73">and analize UI</text:span> </text:p>
      <text:p text:style-name="P9">Create<text:span text:style-name="T73">d</text:span> access to /<text:span text:style-name="T73">afs</text:span></text:p>
      <text:p text:style-name="P9"><text:span text:style-name="T73">Get introduce to </text:span>Higgs <text:span text:style-name="T73">B</text:span>osson <text:s/></text:p>
      <text:p text:style-name="P12">Touch Client side AngularJS </text:p>
      <text:p text:style-name="P13">Analize <text:span text:style-name="T73">F</text:span>lask <text:span text:style-name="T73">framework. Creating own applications to get things on</text:span> </text:p>
      <text:p text:style-name="P74"><text:span text:style-name="T52">Look for JS </text:span><text:span text:style-name="T53">and Angularjs</text:span></text:p>
      <text:p text:style-name="P55"><text:soft-page-break/>Analizing DataCardViewer</text:p>
      <text:list xml:id="list1283899370733337278" text:style-name="L1">
        <text:list-item>
          <text:p text:style-name="P65">First steps (downloading)</text:p>
        </text:list-item>
      </text:list>
      <text:p text:style-name="P58">Practice started from bundle of code snippets, which was deployd by earlier p trainsheep. </text:p>
      <text:p text:style-name="P58"><text:s text:c="3"/>First steps was downloading from github: (<text:a xlink:type="simple" xlink:href="https://github.com/aPoluden/HiggsAnalysis-CombinedLimit.git">https://github.com/aPoluden/HiggsAnalysis-CombinedLimit.git</text:a>) reposytory project which named CombinedLimit <text:span text:style-name="T46">(ask Andre for explain)</text:span> . To do that was created github.com account. Generated SSH key. </text:p>
      <text:p text:style-name="P61"><text:s text:c="4"/>2. Second step unpacking the package</text:p>
      <text:p text:style-name="P59">What I will work for is Located in HiggsAnalysis-CombinedLimit/test/DatacardViewer. DataCardViewer is the WEB application which let physics from PH CMS analaze Higgs measurements <text:span text:style-name="T47">easier. So DatacardViewer provides GUI. At this moment DatacardViewer is not fully prepeard for mass usage. </text:span></text:p>
      <text:p text:style-name="P62"><text:s text:c="3"/>3. Package snacks</text:p>
      <text:p text:style-name="P60">all off the package content is documented by Andrius Versockas. I will only write some place detalisation. For the future plans create some Tutorial for finished project.</text:p>
      <text:p text:style-name="P63">4. Code snippets dependencies.</text:p>
      <text:p text:style-name="P56">At this point I prefer to document the code that won't be changed while adding features to DatacardViewer.</text:p>
      <text:p text:style-name="P57"><text:s/><text:span text:style-name="T14">Used Lib's</text:span></text:p>
      <text:list xml:id="list5033789157883915191" text:style-name="L3">
        <text:list-item>
          <text:p text:style-name="P83"><text:span text:style-name="T61"><text:s/>Flask(Python framework) – used to create Python servers. <text:s/></text:span><text:span text:style-name="T62">http://flask.pocoo.org/</text:span></text:p>
        </text:list-item>
        <text:list-item>
          <text:p text:style-name="P84"><text:span text:style-name="T61">A</text:span><text:span text:style-name="T60">ngularJS – Javascript strucrural framework for dynamic WEB applications </text:span><text:a xlink:type="simple" xlink:href="https://docs.angularjs.org/guide/introduction"><text:span text:style-name="T60">https://docs.angularjs.org/guide/introduction</text:span></text:a></text:p>
        </text:list-item>
        <text:list-item>
          <text:p text:style-name="P84"><text:span text:style-name="T60">Bootsrap – framework for HTML, CSS, Javascript </text:span><text:a xlink:type="simple" xlink:href="http://getbootstrap.com/"><text:span text:style-name="T60">http://getbootstrap.com/</text:span></text:a></text:p>
        </text:list-item>
        <text:list-item>
          <text:p text:style-name="P84"><text:span text:style-name="T60">jQuery – rich of features Javascript lib </text:span><text:a xlink:type="simple" xlink:href="http://jquery.com/"><text:span text:style-name="T60">http://jquery.com</text:span></text:a><text:span text:style-name="T60"> </text:span></text:p>
        </text:list-item>
        <text:list-item>
          <text:p text:style-name="P84"><text:span text:style-name="T60">HandsonTable – is a minimal Excel-like data grid editor for HTML, JavaScript &amp; jQuery </text:span><text:a xlink:type="simple" xlink:href="http://handsontable.com/"><text:span text:style-name="T60">http://handsontable.com/</text:span></text:a></text:p>
        </text:list-item>
        <text:list-item>
          <text:p text:style-name="P84"><text:span text:style-name="T60"/></text:p>
        </text:list-item>
      </text:list>
      <text:p text:style-name="P85"><text:span text:style-name="T60"><text:s text:c="2"/></text:span><text:span text:style-name="T8"><text:s/></text:span><text:span text:style-name="T6">Main gols of using listed lib's -</text:span><text:span text:style-name="T7">frameworks</text:span></text:p>
      <text:p text:style-name="P85"><text:span text:style-name="T65"><text:s text:c="3"/>Flask</text:span></text:p>
      <text:p text:style-name="P86"><text:span text:style-name="T65"><text:s text:c="5"/></text:span><text:span text:style-name="T60">DatacardViewer is the WEB application wich need to be located on the server. </text:span><text:span text:style-name="T63">Previos developer <text:s/>cho</text:span><text:span text:style-name="T64">o</text:span><text:span text:style-name="T63">se Flask framework, beacause it's light weight and have a good performance. </text:span><text:span text:style-name="T64">So when user enters domain to DatacardViewer app first he sends request via HTTP protocol to get all needed stuf from server. CSS, frameworks, libs, CSS, HTML. </text:span></text:p>
      <text:p text:style-name="P86"><text:span text:style-name="T64"><text:s text:c="3"/></text:span><text:span text:style-name="T66">Angularjs</text:span></text:p>
      <text:p text:style-name="P86"><text:span text:style-name="T66"><text:s text:c="3"/></text:span><text:span text:style-name="T64">Angularjs</text:span><text:span text:style-name="T66"> </text:span><text:span text:style-name="T64">is used as a main JS framework which provides interface with backend and frontend. Allways Angularjs used for dinamical WEB app's as mentioned above. </text:span></text:p>
      <text:p text:style-name="P86"><text:span text:style-name="T64"><text:s text:c="2"/></text:span><text:span text:style-name="T66">Bootsrap</text:span></text:p>
      <text:p text:style-name="P86"><text:span text:style-name="T64">Bootstrap framework, makes DatacardViewer application preaty look.</text:span></text:p>
      <text:p text:style-name="P86"><text:span text:style-name="T66">JQuery</text:span><text:span text:style-name="T64"> </text:span></text:p>
      <text:p text:style-name="P86"><text:span text:style-name="T64">JQuery is used in contact with bootsrap to provide file upload feature. Everything what is needed to upload files with (.txt and .root) extensions fitted to one js lib. </text:span></text:p>
      <text:p text:style-name="P86"><text:span text:style-name="T64"><text:s/></text:span><text:span text:style-name="T66">HandsonTable</text:span></text:p>
      <text:p text:style-name="P72"><text:span text:style-name="T67">Handsontable lib is greate choice to plot <text:s/>dinamicall tables with Excell disigne.</text:span></text:p>
      <text:p text:style-name="P72"/>
      <text:p text:style-name="P66"><text:span text:style-name="T68">From button press to Histogram or Frameworks behave</text:span></text:p>
      <text:p text:style-name="P77"><text:s text:c="2"/>Here will be explained(not detailed) how we get the DatacardViewer scripts behave. </text:p>
      <text:p text:style-name="P81">File upload to server</text:p>
      <text:p text:style-name="P77"><text:span text:style-name="T69"><text:s/>For the f</text:span>ile upload <text:span text:style-name="T70">to Flask server</text:span> is used jQuery lib <text:span text:style-name="T69">named (jquery.fileupload.js). More detailed information provided on jQuery provider web page. This lib feature <text:s/>handles Angularjs controller – DemoFileUploadController which gets selected files references as array. To upload selected files to DCV /upload folder is used submit() function with <text:s/>POST method wich handle jQuery. </text:span></text:p>
      <text:p text:style-name="P79">When the files are uploaded to DCV /upload folder they appers in toogle-bar list<text:span text:style-name="T71">(tab#1)</text:span>. Choose the one of the<text:span text:style-name="T71">m</text:span> and lets trip to the code more deeper. <text:s/><text:span text:style-name="T71">So when user pushes one of the datacard </text:span><text:soft-page-break/><text:span text:style-name="T71">reference in toogle list the <text:s/>get_datacard(datacard) method is called which locates in angullarApp.js &gt; ViewDatacardsController. So then called HTTP GET request to the server script &gt; datacards.py. <text:s/>Which returns jsonString. Here we should stop and explain bit more about called python function </text:span><text:span text:style-name="T2">def uploaded_file(filename). </text:span></text:p>
      <text:p text:style-name="P82"/>
      <text:p text:style-name="P77"/>
      <text:p text:style-name="P78">Main functions which provide </text:p>
      <text:p text:style-name="P77"/>
      <text:p text:style-name="P77">Plans for future provide a User guide.</text:p>
      <text:p text:style-name="P80"/>
      <text:p text:style-name="P57"/>
      <text:p text:style-name="P54">Add Features to DataCardViewer </text:p>
      <text:p text:style-name="P54"/>
      <text:p text:style-name="P28">Adding config.py </text:p>
      <text:p text:style-name="P29"><text:s text:c="2"/><text:span text:style-name="T27">While working on implementing </text:span><text:span text:style-name="T34">DCV</text:span><text:span text:style-name="T27"> have been invented secur</text:span><text:span text:style-name="T29">i</text:span><text:span text:style-name="T27">t</text:span><text:span text:style-name="T29">y</text:span><text:span text:style-name="T27"> issue. The simpliest security <text:s text:c="3"/>feauture needed to be added to the DatacardViewer is CSRF (Cross-site request forgery). This feature need to be turned on in config.py &gt; CSRF_ENABLED = True. It will prevent from one-click attack </text:span><text:span text:style-name="T28">or session riding[</text:span><text:a xlink:type="simple" xlink:href="http://en.wikipedia.org/wiki/Cross-site_request_forgery"><text:span text:style-name="T28">http://en.wikipedia.org/wiki/Cross-site_request_forgery</text:span></text:a><text:span text:style-name="T28">]. <text:s/></text:span><text:span text:style-name="T29">Try to test CSRF. </text:span><text:span text:style-name="T30">In simple words, attacker can add weird script that will use client personal data to perform unwanted operations.</text:span></text:p>
      <text:p text:style-name="P48"/>
      <text:p text:style-name="P30">Adding button<text:span text:style-name="T44">'s</text:span> to <text:span text:style-name="T71">remove</text:span> Current data card <text:span text:style-name="T44">from view</text:span>. </text:p>
      <text:p text:style-name="P30"><text:s/><text:span text:style-name="T32">Work directory: </text:span><text:span text:style-name="T5">DatacardViewer/application/static/js/angularApp.js; </text:span></text:p>
      <text:p text:style-name="P15"><text:span text:style-name="T32"><text:s text:c="2"/>DatacardViewer/application/template/index.html</text:span> <text:s/></text:p>
      <text:p text:style-name="P16">Client side</text:p>
      <text:p text:style-name="P64"><text:span text:style-name="T31"><text:s/>While working with Andrius created project, I found an issue that, while selecting datacards we canno't remove existing datacard </text:span><text:span text:style-name="T30">table</text:span><text:span text:style-name="T31">. So I Provide delete button named </text:span><text:span text:style-name="T36">“</text:span><text:span text:style-name="T37">Remove table”</text:span><text:span text:style-name="T31">. </text:span><text:span text:style-name="T36"><text:s/>Button is unactive until the Datacard is selected. </text:span><text:span text:style-name="T38"><text:s/>This function let user to empty screen from selected datacard. This function hava no need to be provided, bet let me to deeper understand how angularjs is working. </text:span><text:span text:style-name="T41">Client side. </text:span></text:p>
      <text:p text:style-name="P64"/>
      <text:p text:style-name="P64"><text:span text:style-name="T38"><text:s/></text:span><text:span text:style-name="T16"><text:s/></text:span><text:span text:style-name="T40">Work directory: </text:span><text:bookmark-start text:name="__DdeLink__567_1758823260"/><text:span text:style-name="T3">DatacardViewer/application/static/js/angularApp.js;</text:span><text:bookmark-end text:name="__DdeLink__567_1758823260"/><text:span text:style-name="T3"> </text:span></text:p>
      <text:p text:style-name="P30"><text:span text:style-name="T3"><text:s text:c="2"/>DatacardViewer/application/template/index.html</text:span><text:span text:style-name="T4"> ; </text:span><text:span text:style-name="T48"><text:s/></text:span></text:p>
      <text:p text:style-name="P71"><text:span text:style-name="T48"><text:s text:c="2"/>DatacardViewer/application/datacard.py</text:span></text:p>
      <text:p text:style-name="P71"><text:span text:style-name="T48"><text:s/></text:span><text:span text:style-name="T50">fix import in uploaded_file()</text:span></text:p>
      <text:p text:style-name="P30"><text:span text:style-name="T40"><text:s/></text:span><text:span text:style-name="T49">Client Server side</text:span><text:span text:style-name="T41"> </text:span></text:p>
      <text:p text:style-name="Standard"><text:span text:style-name="T38"><text:s/>Other button named “Delete current card” is needed to remove Datacard from the server. It prevents user hardcoding on the server side </text:span><text:span text:style-name="T39">to remove cards. </text:span><text:span text:style-name="T42">So button named Delete datacard, deletes, currently selected datacard from uploaded/&lt;datacards&gt; directory, and refreshes the toggle-bar list. <text:s/></text:span></text:p>
      <text:p text:style-name="P53"/>
      <text:p text:style-name="P46"/>
      <text:p text:style-name="P39"><text:span text:style-name="T11">Plans(07/29)</text:span>: <text:span text:style-name="T45">When the datacard removed from /uploads folder(server side) user need to restart the whole page what is very costly. So we will fix that issue reloading only toogle-bar. Other specification add some exceptions to code to prevent of uncknown sign appering on main screen. </text:span></text:p>
      <text:p text:style-name="P32">Result: <text:span text:style-name="T23">Today I was visiting CMS and OpenLab. There was no a lot of time to implement this feature to WEB application. </text:span><text:span text:style-name="T33"><text:s/>Was added factory service <text:s/>to the - <text:s/></text:span><text:span text:style-name="T3">DatacardViewer/application/static/js/angularApp.js. </text:span><text:span text:style-name="T51">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49"/>
      <text:p text:style-name="P47"><text:soft-page-break/></text:p>
      <text:p text:style-name="P31">Plans(07/30)</text:p>
      <text:p text:style-name="P51">Fix the problem from 07/29. </text:p>
      <text:p text:style-name="P50"><text:span text:style-name="T12">Result:</text:span>Problem fixed. I was using the factory service, but it won't let to use $scope. So was decided to put all implemented methods to DatacardViewerController. <text:span text:style-name="T55">Now features works fine</text:span> <text:s/></text:p>
      <text:p text:style-name="P31"/>
      <text:p text:style-name="P33">Plans(07/31)</text:p>
      <text:p text:style-name="P35">Fix Table Layout </text:p>
      <text:p text:style-name="P52"><text:span text:style-name="T13">Result:</text:span>While I was working with <text:span text:style-name="T57">DatacardViewer Everithings work fine until one day July 24 table plotting changed. First that I Thought that it's my fault because I was testing tha side of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57">0.11.0-beta3. Old ones version 0.10.5. So I found on WEB old fixed version and staticaly putted it to /aplication/static/lib/jquery-handsontable-0.10.5/. And changed path to jquery.handsontable.full.js and jquery.handsontable.full.css scripts in DOM. Issue fixed.</text:span></text:p>
      <text:p text:style-name="P34"/>
      <text:p text:style-name="P34">Plans(<text:span text:style-name="T58">08/01</text:span>)</text:p>
      <text:p text:style-name="P68">when the toogle-bar shows zero, upload folder is not <text:span text:style-name="T56">totaly</text:span> empty. There are still .root files left. So we ne<text:span text:style-name="T54">e</text:span>d to add some more code to remove dependency .root files. This won't be so easy because dependencies can be multiple. And we need to implement new datacard reader to multiple .root files</text:p>
      <text:list xml:id="list1521789802679700808" text:style-name="L2">
        <text:list-item>
          <text:p text:style-name="P69">Delete <text:span text:style-name="T59">one not multiple. </text:span></text:p>
        </text:list-item>
      </text:list>
      <text:p text:style-name="P70">First step is to find datacard which has only one .root file dependency. </text:p>
      <text:p text:style-name="P38"/>
      <text:p text:style-name="P40">PyROOt interface <text:span text:style-name="T56">workframe</text:span> between client and THTTPServer </text:p>
      <text:p text:style-name="P23">Git</text:p>
      <text:p text:style-name="P41">1. First steps install git on your local machine. Generate SSH key. SSH key have two parts private key and public key.</text:p>
      <text:p text:style-name="P41">2. Go to location where you would like to initilize git</text:p>
      <text:p text:style-name="P41">3. In that location print $git init</text:p>
      <text:p text:style-name="P41">4. Then check status of the current project $git status</text:p>
      <text:p text:style-name="P42">5. Add your project to staging area $git add &lt;filename.ext&gt; or $git add. - to add all files</text:p>
      <text:p text:style-name="P24"><text:span text:style-name="T23">(to remove file(s) from stagin are use </text:span><text:span text:style-name="T25">$</text:span><text:span text:style-name="T23">git reset HEAD – path/to/file | </text:span><text:span text:style-name="T25">$</text:span><text:span text:style-name="T23">git reset HEAD)</text:span></text:p>
      <text:p text:style-name="P43">6. Add commit for changes $git commit -m ''Your message”</text:p>
      <text:p text:style-name="P44">7. <text:s/>To see changes have bee made run $git log</text:p>
      <text:p text:style-name="P25"><text:span text:style-name="T23">8. Push local repo to git server use $git remote add origin </text:span><text:a xlink:type="simple" xlink:href="https://github.com/master/repo_name"><text:span text:style-name="T23">https://github.com/master/repo_name</text:span></text:a></text:p>
      <text:p text:style-name="P26"><text:span text:style-name="T23">9. </text:span><text:span text:style-name="T26">$</text:span><text:span text:style-name="T23">git push -u origin master. </text:span></text:p>
      <text:p text:style-name="P27"><text:span text:style-name="T23">10.</text:span><text:span text:style-name="T26">$</text:span><text:span text:style-name="T23">git pull origin master. </text:span><text:span text:style-name="T26">check for changes on our GitHub repository and pull down any new changes by running</text:span></text:p>
      <text:p text:style-name="P67">11.</text:p>
      <text:p text:style-name="P94"><text:s/>ssh -Y <text:a xlink:type="simple" xlink:href="mailto:apoluden@lxplus.cern.ch">apoluden@lxplus.cern.ch</text:a></text:p>
      <text:p text:style-name="P94"/>
      <text:p text:style-name="P105"><text:s/>set up a few shell variables like $PATH.</text:p>
      <text:p text:style-name="P105"><text:s/><text:span text:style-name="T1">ssh -Y lxplus</text:span></text:p>
      <text:p text:style-name="P108"><text:s/>source /afs/cern.ch/sw/lcg/contrib/gcc/4.8/x86_64-slc6/setup.sh</text:p>
      <text:p text:style-name="P108"><text:s/>source /afs/cern.ch/sw/lcg/app/releases/ROOT/6.00.01/x86_64-slc6-gcc48-opt/root/bin/thisroot.sh</text:p>
      <text:p text:style-name="P106"/>
      <text:p text:style-name="P97">DataCard Viewer: </text:p>
      <text:p text:style-name="P106">Serveris pasileidžia: run.py -&gt;application.__init__.py -&gt; application.views.py -&gt; application.datacards.py</text:p>
      <text:p text:style-name="P106">Paleidi Viewerį (įvedi IP): views.py -&gt; index.html -&gt; static/lib/* -&gt; static/js/* ir static/css/* (žiūrėk į <text:soft-page-break/>šitus)</text:p>
      <text:p text:style-name="P106">toliau priklauso ką paspaudi</text:p>
      <text:p text:style-name="P106">index.html -&gt; ViewDatacardsController (static/js/angularApp.js ) -&gt; show_datacard (main.js)</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1DT4H26M40S</meta:editing-duration>
    <meta:editing-cycles>65</meta:editing-cycles>
    <meta:generator>LibreOffice/4.2.4.2$Linux_X86_64 LibreOffice_project/420m0$Build-2</meta:generator>
    <dc:date>2014-08-01T18:23:32.807394907</dc:date>
    <meta:document-statistic meta:table-count="0" meta:image-count="0" meta:object-count="0" meta:page-count="5" meta:paragraph-count="126" meta:word-count="1547" meta:character-count="10888" meta:non-whitespace-character-count="9255"/>
  </office:meta>
</office:document-meta>
</file>